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NAVARRO, KASSIA MIRE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TIZ NAVARRO, KASSIA MIRE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80835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ONTES RAMIREZ, GIANCARLO HENNE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821844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13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